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51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5_1-MergeDevice6_Ne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1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6/04/2013 11:11:11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6/04/2013 11:11:12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6/04/2013 11:11:13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table table:name="5_2-MergeDevice6_Ne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2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42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43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44</text:p>
          </table:table-cell>
          <table:table-cell table:style-name="ce1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</table:table>
      <table:table table:name="5_3-MergeDevice6_Ne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3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26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27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28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29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3 19:27:24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0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3 19:27:25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3 19:27:26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2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3 19:27:27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3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4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PlayCoun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5</text:p>
          </table:table-cell>
          <table:table-cell table:style-name="ce1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6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7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table table:name="5_4-MergeDevice6_Ne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5_4</text:p>
          </table:table-cell>
          <table:table-cell table:style-name="Default"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6</text:p>
          </table:table-cell>
        </table:table-row>
      </table:table>
      <table:table table:name="5_5-MergeDevice6_Ne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5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table table:name="5_JaMuz-MergeDevice6_Ne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JaMuz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21:53:03.753216601</dc:date>
    <dc:creator>Raphael </dc:creator>
    <meta:editing-duration>PT3M48S</meta:editing-duration>
    <meta:editing-cycles>1</meta:editing-cycles>
    <meta:document-statistic meta:table-count="6" meta:cell-count="656" meta:object-count="0"/>
    <meta:generator>LibreOffice/5.0.3.2$Linux_X86_64 LibreOffice_project/00m0$Build-2</meta:generator>
  </office:meta>
</office:document-meta>
</file>